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099A1355.png" manifest:media-type="image/png"/>
  <manifest:file-entry manifest:full-path="Pictures/100000000000005E0000005E8DF4915E.png" manifest:media-type="image/png"/>
  <manifest:file-entry manifest:full-path="Pictures/100000000000005E0000005E1CC1C3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bitmap" draw:fill-color="#000000" draw:fill-image-name="Space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8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1" style:family="graphic" style:parent-style-name="standard">
      <style:graphic-properties svg:stroke-color="#660066" draw:fill="solid" draw:fill-color="#6600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3" style:family="graphic" style:parent-style-name="standard">
      <style:graphic-properties svg:stroke-color="#ffd320" draw:fill="solid" draw:fill-color="#ffd320" draw:textarea-vertical-align="middle" draw:auto-grow-height="false" fo:min-height="0.749cm" fo:min-width="0.499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420e" fo:font-size="26pt" style:font-size-asian="26pt" style:font-size-complex="2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ffffff"/>
    </style:style>
    <style:style style:name="T1" style:family="text">
      <style:text-properties fo:color="#ff420e" fo:font-size="26pt" style:font-size-asian="26pt" style:font-size-complex="26pt"/>
    </style:style>
    <style:style style:name="T2" style:family="text">
      <style:text-properties fo:color="#ff420e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924cm" svg:height="19.558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11.43cm" svg:x="0.508cm" svg:y="0.50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54cm" svg:height="0.962cm" svg:x="1.016cm" svg:y="0.762cm">
          <draw:text-box>
            <text:p>Score:</text:p>
          </draw:text-box>
        </draw:frame>
        <draw:frame draw:style-name="gr4" draw:text-style-name="P2" draw:layer="layout" svg:width="3.81cm" svg:height="1.778cm" svg:x="1.016cm" svg:y="2.032cm">
          <draw:text-box>
            <text:p text:style-name="P2"><text:span text:style-name="T1">100</text:span></text:p>
          </draw:text-box>
        </draw:frame>
        <draw:line draw:style-name="gr5" draw:text-style-name="P1" draw:layer="layout" svg:x1="0.508cm" svg:y1="3.81cm" svg:x2="5.842cm" svg:y2="3.81cm">
          <text:p/>
        </draw:line>
        <draw:frame draw:style-name="gr6" draw:layer="layout" svg:width="4.826cm" svg:height="4.572cm" svg:x="0.762cm" svg:y="4.064cm">
          <draw:text-box>
            <text:p>Challenge!</text:p>
            <text:p/>
            <text:p><text:span text:style-name="T2">Hit the blue octagon.</text:span></text:p>
          </draw:text-box>
        </draw:frame>
        <draw:line draw:style-name="gr5" draw:text-style-name="P1" draw:layer="layout" svg:x1="0.508cm" svg:y1="8.636cm" svg:x2="5.842cm" svg:y2="8.636cm">
          <text:p/>
        </draw:line>
        <draw:frame draw:style-name="gr7" draw:layer="layout" svg:width="5.08cm" svg:height="1.27cm" svg:x="0.508cm" svg:y="8.636cm">
          <draw:text-box>
            <text:p>Enter angle:</text:p>
          </draw:text-box>
        </draw:frame>
        <draw:frame draw:style-name="gr8" draw:text-style-name="P3" draw:layer="layout" svg:width="4.826cm" svg:height="1.588cm" svg:x="1.016cm" svg:y="9.906cm">
          <draw:text-box>
            <text:p text:style-name="P3"><text:span text:style-name="T3">80</text:span></text:p>
          </draw:text-box>
        </draw:frame>
        <draw:custom-shape draw:style-name="gr9" draw:text-style-name="P1" draw:layer="layout" svg:width="1.524cm" svg:height="1.27cm" svg:x="7.874cm" svg:y="2.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1.524cm" svg:height="1.524cm" svg:x="12.954cm" svg:y="3.30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1" draw:text-style-name="P1" draw:layer="layout" svg:width="2.032cm" svg:height="2.032cm" svg:x="18.542cm" svg:y="3.0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1.016cm" svg:x="19.812cm" svg:y="13.9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032cm" svg:height="2.032cm" svg:x="11.938cm" svg:y="8.636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1.524cm" svg:height="1.524cm" svg:x="22.09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1" draw:layer="layout" svg:width="1.016cm" svg:height="0.762cm" svg:x="8.382cm" svg:y="6.6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1.016cm" svg:x="14.986cm" svg:y="15.49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1.016cm" svg:x="17.018cm" svg:y="9.90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17" draw:text-style-name="P1" draw:layer="layout" svg:width="6.35cm" svg:height="6.264cm" svg:x="1.778cm" svg:y="13.802cm">
          <draw:image xlink:href="Pictures/10000201000001E0000001E0099A1355.png" xlink:type="simple" xlink:show="embed" xlink:actuate="onLoad">
            <text:p/>
          </draw:image>
        </draw:frame>
        <draw:frame draw:style-name="gr3" draw:text-style-name="P4" draw:layer="layout" svg:width="19.812cm" svg:height="0.962cm" svg:x="6.35cm" svg:y="0.508cm">
          <draw:text-box>
            <text:p text:style-name="P4"><text:span text:style-name="T4"><text:s/></text:span><text:span text:style-name="T4">Doesn't look the best but the actual game will be much prettier...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pace" xlink:href="Pictures/100000000000005E0000005E1CC1C341.png" xlink:type="simple" xlink:show="embed" xlink:actuate="onLoad"/>
    <draw:fill-image draw:name="Space_20_Metal" draw:display-name="Space Metal" xlink:href="Pictures/100000000000005E0000005E8DF4915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oe </meta:initial-creator>
    <meta:creation-date>2015-04-14T12:16:57.059887107</meta:creation-date>
    <dc:date>2015-04-14T12:34:39.605538977</dc:date>
    <dc:creator>zoe </dc:creator>
    <meta:editing-duration>PT6M54S</meta:editing-duration>
    <meta:editing-cycles>3</meta:editing-cycles>
    <meta:generator>LibreOffice/4.2.7.2$Linux_X86_64 LibreOffice_project/420m0$Build-2</meta:generator>
    <meta:document-statistic meta:object-count="43"/>
  </office:meta>
</office:document-meta>
</file>